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b17" officeooo:paragraph-rsid="001b7b17"/>
    </style:style>
    <style:style style:name="P2" style:family="paragraph" style:parent-style-name="Standard">
      <style:text-properties style:text-underline-style="solid" style:text-underline-width="auto" style:text-underline-color="font-color" officeooo:rsid="001b7b17" officeooo:paragraph-rsid="001b7b17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estiones Breves</text:p>
      <text:p text:style-name="P1"/>
      <text:p text:style-name="P1">Indicar las condiciones exigidas por los</text:p>
      <text:p text:style-name="P1">protocolos de entrada salida a una correcta</text:p>
      <text:p text:style-name="P1">solución al problema de la exclusión mutua.</text:p>
      <text:p text:style-name="P1"/>
      <text:p text:style-name="P1">La condición necesaria de los protocolos se basa en que tan solo un proceso puede acceder a una región de código. Cuando un proceso accede a la S.C, los demás no pueden acceder a ella, de el mismo modo, cuando un proceso sale de la S.C debe dejar paso para que otros procesos puedan acceder a ella.</text:p>
      <text:p text:style-name="P1"/>
      <text:p text:style-name="P1">Formular varios problemas donde se</text:p>
      <text:p text:style-name="P1">requieran condiciones de sincronización</text:p>
      <text:p text:style-name="P1"/>
      <text:p text:style-name="P1">Un ejemplo muy común es el de el buffer compartido, por ejemplo en el problema del productor-consumidor. Es necesario que el consumidor sepa cuando hay productos en el buffer. Otro ejemplo que también requiere sincronización es el escritores y lectores.</text:p>
      <text:p text:style-name="P1"/>
      <text:p text:style-name="P1">¿A qué hace referencia el término espera</text:p>
      <text:p text:style-name="P1">ocupada?</text:p>
      <text:p text:style-name="P1"/>
      <text:p text:style-name="P1">La espera ocupada hacer referencia a la espera de un proceso de forma que está consumiendo tiempo de procesamiento, es decir, está constantemente comprobando alguna variable compartida hasta que puede continuar con su ejecución.</text:p>
      <text:p text:style-name="P1"/>
      <text:p text:style-name="P1">¿Cuál es el principal inconveniente de las</text:p>
      <text:p text:style-name="P1">soluciones basadas en espera ocupada?</text:p>
      <text:p text:style-name="P1"/>
      <text:p text:style-name="P1">Todo el tiempo de espera ocupada es tiempo de procesamiento desperdiciado.</text:p>
      <text:p text:style-name="P1"><text:span text:style-name="T1"/></text:p>
      <text:p text:style-name="P1"><text:span text:style-name="T1">Explicar por qué el algoritmo de Lamport</text:span></text:p>
      <text:p text:style-name="P1"><text:span text:style-name="T1">no presenta espera ilimitada</text:span></text:p>
      <text:p text:style-name="P1"><text:span text:style-name="T1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8:43:53.996585577</meta:creation-date>
    <dc:date>2017-10-25T18:56:05.104459973</dc:date>
    <meta:editing-duration>PT31S</meta:editing-duration>
    <meta:editing-cycles>1</meta:editing-cycles>
    <meta:document-statistic meta:table-count="0" meta:image-count="0" meta:object-count="0" meta:page-count="1" meta:paragraph-count="16" meta:word-count="204" meta:character-count="1264" meta:non-whitespace-character-count="1076"/>
    <meta:generator>LibreOffice/5.1.3.2$Linux_X86_64 LibreOffice_project/10m0$Build-2</meta:generator>
  </office:meta>
</office:document-meta>
</file>